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1.376cm" fo:min-width="5.726cm"/>
    </style:style>
    <style:style style:name="gr2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376cm" fo:min-width="5.72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376cm" fo:min-width="1.327cm"/>
    </style:style>
    <style:style style:name="gr5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376cm" fo:min-width="1.32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8.75cm" fo:min-width="18.3cm"/>
    </style:style>
    <style:style style:name="gr8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4.55cm" fo:min-width="18.3cm"/>
    </style:style>
    <style:style style:name="gr9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6.35cm" fo:min-width="18.3cm"/>
    </style:style>
    <style:style style:name="gr10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4.55cm" fo:min-width="8.202cm" fo:padding-top="0cm" fo:padding-bottom="0cm" fo:wrap-option="wrap"/>
    </style:style>
    <style:style style:name="gr11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xml:id="id8" draw:id="id8" draw:layer="layout" svg:width="6.4cm" svg:height="1.8cm" svg:x="11.6cm" svg:y="0.2cm">
          <text:p text:style-name="P1">Cadastrar d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6.4cm" svg:height="1.8cm" svg:x="11.6cm" svg:y="7.4cm">
          <text:p text:style-name="P1">Agendar atendimen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4cm" svg:height="1.8cm" svg:x="11.6cm" svg:y="12.4cm">
          <text:p text:style-name="P1">Comprar produto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9" draw:id="id9" draw:layer="layout" svg:width="6.4cm" svg:height="1.8cm" svg:x="11.601cm" svg:y="2.401cm">
          <text:p text:style-name="P1">Editar d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4cm" svg:height="1.8cm" svg:x="11.602cm" svg:y="4.602cm">
          <text:p text:style-name="P1">Visualizar d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4cm" svg:height="1.8cm" svg:x="11.601cm" svg:y="9.601cm">
          <text:p text:style-name="P1">Ver listas de clientes</text:p>
          <text:p text:style-name="P1">agend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1" draw:id="id11" draw:layer="layout" svg:width="6.4cm" svg:height="1.8cm" svg:x="11.601cm" svg:y="14.601cm">
          <text:p text:style-name="P1">Adicionar ao carrinho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6.4cm" svg:height="1.8cm" svg:x="11.601cm" svg:y="16.801cm">
          <text:p text:style-name="P1">Forma de pagamento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6.4cm" svg:height="1.8cm" svg:x="11.601cm" svg:y="19.001cm">
          <text:p text:style-name="P1">Finalizar compra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4cm" svg:height="1.8cm" svg:x="2.502cm" svg:y="9.602cm">
          <text:p text:style-name="P1">Definir permissõ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5cm" svg:height="2.384cm" svg:x="0.4cm" svg:y="4.6cm">
          <draw:text-box>
            <text:p>Papeis: </text:p>
            <text:p>P: proprietário</text:p>
            <text:p>C: cliente</text:p>
          </draw:text-box>
        </draw:frame>
        <draw:custom-shape draw:style-name="gr1" draw:text-style-name="P1" draw:layer="layout" svg:width="6.4cm" svg:height="1.8cm" svg:x="2.501cm" svg:y="0.201cm">
          <text:p text:style-name="P1">Objetivo fi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4cm" svg:height="1.8cm" svg:x="2.502cm" svg:y="2.402cm">
          <text:p text:style-name="P1">Objetivo instrument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001cm" svg:height="1.8cm" svg:x="0.5cm" svg:y="0.2cm">
          <text:p text:style-name="P1">Pap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2.001cm" svg:height="1.8cm" svg:x="0.5cm" svg:y="2.401cm">
          <text:p text:style-name="P1">Pap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2.001cm" svg:height="1.8cm" svg:x="0.5cm" svg:y="9.602cm">
          <text:p text:style-name="P1">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001cm" svg:height="1.8cm" svg:x="9.6cm" svg:y="0.201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001cm" svg:height="1.8cm" svg:x="9.6cm" svg:y="4.602cm">
          <text:p text:style-name="P1">P 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001cm" svg:height="1.8cm" svg:x="9.6cm" svg:y="7.403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001cm" svg:height="1.8cm" svg:x="9.6cm" svg:y="9.604cm">
          <text:p text:style-name="P1">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001cm" svg:height="1.8cm" svg:x="9.6cm" svg:y="12.405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001cm" svg:height="1.8cm" svg:x="9.6cm" svg:y="14.606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001cm" svg:height="1.8cm" svg:x="9.6cm" svg:y="16.807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001cm" svg:height="1.8cm" svg:x="9.6cm" svg:y="19.008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2.001cm" svg:height="1.8cm" svg:x="9.6cm" svg:y="2.402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4cm" svg:height="1.8cm" svg:x="21.302cm" svg:y="19.002cm">
          <text:p text:style-name="P1">Visualizar lista de</text:p>
          <text:p text:style-name="P1">produtos comprado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19.3cm" svg:y1="19.905cm" svg:x2="18.001cm" svg:y2="19.901cm" draw:start-shape="id1" draw:start-glue-point="3" draw:end-shape="id2" draw:end-glue-point="1" svg:d="M19300 19905h-649v-4h-650" svg:viewBox="0 0 1300 5">
          <text:p/>
        </draw:connector>
        <draw:custom-shape draw:style-name="gr4" draw:text-style-name="P1" xml:id="id1" draw:id="id1" draw:layer="layout" svg:width="2.001cm" svg:height="1.8cm" svg:x="19.3cm" svg:y="19.005cm">
          <text:p text:style-name="P1">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8.8cm" svg:height="9cm" svg:x="9.2cm" svg:y="1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8.8cm" svg:height="4.8cm" svg:x="9.2cm" svg:y="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8.8cm" svg:height="6.6cm" svg:x="9.2cm" svg:y="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8.702cm" svg:height="4.8cm" svg:x="0.2cm" svg:y="7cm">
          <text:p text:style-name="P2"/>
          <draw:enhanced-geometry svg:viewBox="0 0 21600 21600" draw:type="rectangle" draw:enhanced-path="M 0 0 L 21600 0 21600 21600 0 21600 0 0 Z N"/>
        </draw:custom-shape>
        <draw:frame draw:style-name="gr3" draw:layer="layout" svg:width="5cm" svg:height="0.962cm" svg:x="0.4cm" svg:y="7.7cm">
          <draw:text-box>
            <text:p>Sistema</text:p>
          </draw:text-box>
        </draw:frame>
        <draw:custom-shape draw:style-name="gr1" draw:text-style-name="P1" draw:layer="layout" svg:width="6.4cm" svg:height="1.8cm" svg:x="21.302cm" svg:y="16.803cm">
          <text:p text:style-name="P1">Inserir dados para</text:p>
          <text:p text:style-name="P1">pagamento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3" draw:id="id3" draw:layer="layout" svg:width="2.001cm" svg:height="1.8cm" svg:x="19.3cm" svg:y="16.806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19.3cm" svg:y1="17.706cm" svg:x2="18.001cm" svg:y2="17.701cm" draw:start-shape="id3" draw:start-glue-point="3" draw:end-shape="id4" draw:end-glue-point="1" svg:d="M19300 17706h-649v-5h-650" svg:viewBox="0 0 1300 6">
          <text:p/>
        </draw:connector>
        <draw:custom-shape draw:style-name="gr1" draw:text-style-name="P1" draw:layer="layout" svg:width="6.4cm" svg:height="1.8cm" svg:x="21.302cm" svg:y="8.403cm">
          <text:p text:style-name="P1">Inserir dados para</text:p>
          <text:p text:style-name="P1">agendamento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5" draw:id="id5" draw:layer="layout" svg:width="2.001cm" svg:height="1.8cm" svg:x="19.3cm" svg:y="8.406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19.3cm" svg:y1="9.306cm" svg:x2="18cm" svg:y2="8.3cm" draw:start-shape="id5" draw:start-glue-point="3" draw:end-shape="id6" draw:end-glue-point="1" svg:d="M19300 9306h-650v-1006h-650" svg:viewBox="0 0 1301 1007">
          <text:p/>
        </draw:connector>
        <draw:custom-shape draw:style-name="gr1" draw:text-style-name="P1" draw:layer="layout" svg:width="6.4cm" svg:height="1.8cm" svg:x="21.302cm" svg:y="1.104cm">
          <text:p text:style-name="P1">Inserir dados para</text:p>
          <text:p text:style-name="P1">cadastramento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7" draw:id="id7" draw:layer="layout" svg:width="2.001cm" svg:height="1.8cm" svg:x="19.3cm" svg:y="1.107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19.3cm" svg:y1="2.007cm" svg:x2="18cm" svg:y2="1.1cm" draw:start-shape="id7" draw:start-glue-point="3" draw:end-shape="id8" draw:end-glue-point="1" svg:d="M19300 2007h-650v-907h-650" svg:viewBox="0 0 1301 908">
          <text:p/>
        </draw:connector>
        <draw:connector draw:style-name="gr6" draw:text-style-name="P1" draw:layer="layout" svg:x1="19.3cm" svg:y1="2.007cm" svg:x2="18.001cm" svg:y2="3.301cm" draw:start-shape="id7" draw:start-glue-point="3" draw:end-shape="id9" draw:end-glue-point="1" svg:d="M19300 2007h-649v1294h-650" svg:viewBox="0 0 1300 1295">
          <text:p/>
        </draw:connector>
        <draw:custom-shape draw:style-name="gr1" draw:text-style-name="P1" draw:layer="layout" svg:width="6.4cm" svg:height="1.8cm" svg:x="21.302cm" svg:y="13.504cm">
          <text:p text:style-name="P1">Gerenciar produtos </text:p>
          <text:p text:style-name="P1">no carrinho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0" draw:id="id10" draw:layer="layout" svg:width="2.001cm" svg:height="1.8cm" svg:x="19.3cm" svg:y="13.507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19.3cm" svg:y1="14.407cm" svg:x2="18.001cm" svg:y2="15.501cm" draw:start-shape="id10" draw:start-glue-point="3" draw:end-shape="id11" draw:end-glue-point="1" svg:d="M19300 14407h-649v1094h-650" svg:viewBox="0 0 1300 1095">
          <text:p/>
        </draw:connector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ana </meta:initial-creator>
    <meta:creation-date>2016-03-20T16:55:41.798104608</meta:creation-date>
    <dc:date>2016-03-20T17:16:52.456510199</dc:date>
    <dc:creator>Alana </dc:creator>
    <meta:editing-duration>PT6M</meta:editing-duration>
    <meta:editing-cycles>1</meta:editing-cycles>
    <meta:document-statistic meta:object-count="69"/>
    <meta:generator>LibreOffice/4.3.3.2$Linux_X86_64 LibreOffice_project/430m0$Build-2</meta:generator>
  </office:meta>
</office:document-meta>
</file>